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25-09-04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25-06-03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25-03-17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24-12-05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24-07-1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24-05-0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24-03-19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24-02-09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23-11-27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23-07-18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23-01-1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22-10-2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22-07-12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22-05-1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22-01-1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21-10-05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21-07-21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21-04-01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21-01-05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20-10-01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20-07-0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20-05-05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20-01-16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9-10-0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9-07-1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9-04-1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9-02-05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8-10-02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8-07-12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8-04-17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8-01-04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7-10-02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7-07-06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7-05-0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7-01-05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10-03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6976" calcext:value-type="float">
            <text:p>22.2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8688" calcext:value-type="float">
            <text:p>22.2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0024" calcext:value-type="float">
            <text:p>22.2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7-12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9752" calcext:value-type="float">
            <text:p>22.39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4032" calcext:value-type="float">
            <text:p>22.35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7456" calcext:value-type="float">
            <text:p>22.31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1464" calcext:value-type="float">
            <text:p>22.38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6224" calcext:value-type="float">
            <text:p>22.3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5-25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4-07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1-07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804" calcext:value-type="float">
            <text:p>22.4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4136" calcext:value-type="float">
            <text:p>22.4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2152" calcext:value-type="float">
            <text:p>22.55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6808" calcext:value-type="float">
            <text:p>22.4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5576" calcext:value-type="float">
            <text:p>22.51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8624" calcext:value-type="float">
            <text:p>22.5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284" calcext:value-type="float">
            <text:p>22.7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6744" calcext:value-type="float">
            <text:p>22.7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0-05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8456" calcext:value-type="float">
            <text:p>22.6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3592" calcext:value-type="float">
            <text:p>22.6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7-09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2632" calcext:value-type="float">
            <text:p>22.5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0064" calcext:value-type="float">
            <text:p>22.6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4824" calcext:value-type="float">
            <text:p>22.59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9584" calcext:value-type="float">
            <text:p>22.5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9208" calcext:value-type="float">
            <text:p>22.6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568" calcext:value-type="float">
            <text:p>22.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4-01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7976" calcext:value-type="float">
            <text:p>22.6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5784" calcext:value-type="float">
            <text:p>22.65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6264" calcext:value-type="float">
            <text:p>22.68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4072" calcext:value-type="float">
            <text:p>22.67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4552" calcext:value-type="float">
            <text:p>22.70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4176" calcext:value-type="float">
            <text:p>22.7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1-0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7808" calcext:value-type="float">
            <text:p>22.8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2-0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0-09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7432" calcext:value-type="float">
            <text:p>22.8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7-08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1816" calcext:value-type="float">
            <text:p>22.91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6576" calcext:value-type="float">
            <text:p>22.8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5-28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0584" calcext:value-type="float">
            <text:p>22.96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572" calcext:value-type="float">
            <text:p>22.9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4-02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4968" calcext:value-type="float">
            <text:p>22.9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5824" calcext:value-type="float">
            <text:p>22.9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1064" calcext:value-type="float">
            <text:p>22.9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4112" calcext:value-type="float">
            <text:p>22.99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9728" calcext:value-type="float">
            <text:p>22.96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8496" calcext:value-type="float">
            <text:p>23.01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9832" calcext:value-type="float">
            <text:p>23.0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3736" calcext:value-type="float">
            <text:p>23.03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5072" calcext:value-type="float">
            <text:p>23.0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1-08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0-23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7-11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4-02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908" calcext:value-type="float">
            <text:p>23.1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6512" calcext:value-type="float">
            <text:p>23.1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1168" calcext:value-type="float">
            <text:p>23.0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2984" calcext:value-type="float">
            <text:p>23.1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2128" calcext:value-type="float">
            <text:p>23.1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0416" calcext:value-type="float">
            <text:p>23.14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7848" calcext:value-type="float">
            <text:p>23.16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1-07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0-15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7-03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4-18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1-0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0-04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7-13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5-31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4-12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1-01-0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0-10-13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0-07-01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0-04-0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10-01-1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9-10-29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1392" calcext:value-type="float">
            <text:p>24.0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9-07-29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9-04-01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492" calcext:value-type="float">
            <text:p>24.1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9-01-28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8-10-29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8-07-02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8-04-08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8-01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7-10-16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7-07-25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7-05-03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7-01-1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6-10-18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6-07-25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6-01-18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5-10-11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5-07-1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5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5816" calcext:value-type="float">
            <text:p>24.4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5-05-04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5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5-01-13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4-10-21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4-07-08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4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4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4-04-07 22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4-01-2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116" calcext:value-type="float">
            <text:p>24.52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3-10-01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3-07-02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3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3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0408" calcext:value-type="float">
            <text:p>24.60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2872" calcext:value-type="float">
            <text:p>24.50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2-07-25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8112" calcext:value-type="float">
            <text:p>24.51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2-04-2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2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1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1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1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1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0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0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2000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6232" calcext:value-type="float">
            <text:p>24.71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9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068" calcext:value-type="float">
            <text:p>24.4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9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8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8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9448" calcext:value-type="float">
            <text:p>24.53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8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8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7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7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7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7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6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6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1768" calcext:value-type="float">
            <text:p>24.0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5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488" calcext:value-type="float">
            <text:p>23.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5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5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4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4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4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4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3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3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3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2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2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1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5096" calcext:value-type="float">
            <text:p>22.4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1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424" calcext:value-type="float">
            <text:p>22.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0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5952" calcext:value-type="float">
            <text:p>22.47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0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44304" calcext:value-type="float">
            <text:p>22.2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0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90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9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7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7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7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7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6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9744" calcext:value-type="float">
            <text:p>20.0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6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0976" calcext:value-type="float">
            <text:p>20.0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6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5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5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4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4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4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4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4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3-07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3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3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2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2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2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1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1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007092431601</text:p>
          </table:table-cell>
          <table:table-cell office:value-type="string" calcext:value-type="string">
            <text:p>R-1207</text:p>
          </table:table-cell>
          <table:table-cell office:value-type="string" calcext:value-type="string">
            <text:p>1981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964" meta:object-count="0"/>
    <meta:user-defined meta:name="AppVersion">3.0</meta:user-defined>
  </office:meta>
</office:document-meta>
</file>